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officeooo:paragraph-rsid="0004bfe9"/>
    </style:style>
    <style:style style:name="P14" style:family="paragraph" style:parent-style-name="Standard">
      <style:text-properties style:font-name="Liberation Serif" officeooo:paragraph-rsid="00052723"/>
    </style:style>
    <style:style style:name="P15"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7" style:family="paragraph" style:parent-style-name="Standard">
      <style:text-properties officeooo:paragraph-rsid="0004bfe9"/>
    </style:style>
    <style:style style:name="P18"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19"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0"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0370db2" officeooo:paragraph-rsid="00370db2"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3be2bf" officeooo:paragraph-rsid="003be2b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4"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5"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6" style:family="paragraph" style:parent-style-name="Standard">
      <style:text-properties fo:color="#000000" style:font-name="Liberation Serif" fo:font-style="normal" fo:font-weight="normal" officeooo:rsid="00370db2" officeooo:paragraph-rsid="003b810e"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370db2" officeooo:paragraph-rsid="00370db2"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officeooo:paragraph-rsid="001c1dfa"/>
    </style:style>
    <style:style style:name="P29" style:family="paragraph" style:parent-style-name="Standard">
      <style:text-properties fo:color="#000000" style:font-name="Liberation Serif" fo:font-style="normal" fo:font-weight="normal" officeooo:rsid="0035edde" officeooo:paragraph-rsid="0030896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3be2bf" officeooo:paragraph-rsid="003be2b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normal" fo:font-weight="normal" officeooo:rsid="004301c9" officeooo:paragraph-rsid="00454d1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2" style:family="paragraph" style:parent-style-name="Standard">
      <style:text-properties fo:color="#000000" style:font-name="Liberation Serif" fo:font-style="normal" fo:font-weight="normal" officeooo:rsid="00483c4b" officeooo:paragraph-rsid="00489481"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3" style:family="paragraph" style:parent-style-name="Standard">
      <style:text-properties fo:color="#000000" style:font-name="Liberation Serif" fo:font-style="normal" fo:font-weight="normal" officeooo:rsid="012c09b7" officeooo:paragraph-rsid="00483c4b" style:letter-kerning="true" fo:background-color="#00ccff" style:language-asian="zh" style:country-asian="CN" style:font-style-asian="normal" style:font-weight-asian="normal" style:font-name-complex="FreeSerif" style:language-complex="ar" style:country-complex="SA" style:font-style-complex="normal" style:font-weight-complex="normal"/>
    </style:style>
    <style:style style:name="P34" style:family="paragraph" style:parent-style-name="Standard">
      <style:text-properties fo:color="#000000" style:font-name="Liberation Serif" fo:font-style="italic" fo:font-weight="normal" officeooo:rsid="0030896a" officeooo:paragraph-rsid="00418421"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5"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6" style:family="paragraph" style:parent-style-name="Standard">
      <style:text-properties style:font-name="Liberation Serif" fo:font-style="normal" officeooo:paragraph-rsid="00483c4b" fo:background-color="#00ccff" style:font-style-asian="normal" style:font-style-complex="normal"/>
    </style:style>
    <style:style style:name="P37" style:family="paragraph" style:parent-style-name="Standard">
      <style:text-properties officeooo:paragraph-rsid="00471f6a"/>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169f73"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471f6a" style:letter-kerning="true"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language="en" fo:country="US" fo:font-style="normal" fo:font-weight="normal" officeooo:rsid="00471f6a" style:letter-kerning="true" fo:background-color="transparent"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0" style:family="text">
      <style:text-properties fo:color="#000000"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1" style:family="text">
      <style:text-properties fo:color="#000000"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2" style:family="text">
      <style:text-properties fo:color="#000000"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3" style:family="text">
      <style:text-properties fo:color="#000000" style:font-name="Liberation Serif" fo:font-size="12pt" fo:language="en" fo:country="US" fo:font-style="normal" fo:font-weight="normal" officeooo:rsid="0368758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4" style:family="text">
      <style:text-properties fo:color="#000000" style:font-name="Liberation Serif" fo:font-size="12pt" fo:language="en" fo:country="US" fo:font-style="normal" fo:font-weight="normal" officeooo:rsid="0384f73c"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5" style:family="text">
      <style:text-properties fo:color="#000000" style:font-name="Liberation Serif" fo:font-size="12pt" fo:language="en" fo:country="US" fo:font-style="normal" fo:font-weight="normal" officeooo:rsid="041b3704"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6"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8"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9"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70"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71"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72"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73" style:family="text">
      <style:text-properties fo:color="#000000" style:letter-kerning="true" style:language-asian="zh" style:country-asian="CN" style:font-name-complex="FreeSerif" style:language-complex="ar" style:country-complex="SA"/>
    </style:style>
    <style:style style:name="T74" style:family="text">
      <style:text-properties fo:color="#000000" officeooo:rsid="0030c76c" style:letter-kerning="true" style:language-asian="zh" style:country-asian="CN" style:font-name-complex="FreeSerif" style:language-complex="ar" style:country-complex="SA"/>
    </style:style>
    <style:style style:name="T75" style:family="text">
      <style:text-properties fo:color="#000000" officeooo:rsid="012e0cb8" style:letter-kerning="true" style:language-asian="zh" style:country-asian="CN" style:font-name-complex="FreeSerif" style:language-complex="ar" style:country-complex="SA"/>
    </style:style>
    <style:style style:name="T76" style:family="text">
      <style:text-properties fo:color="#000000" officeooo:rsid="011a669e" style:letter-kerning="true" style:language-asian="zh" style:country-asian="CN" style:font-name-complex="FreeSerif" style:language-complex="ar" style:country-complex="SA"/>
    </style:style>
    <style:style style:name="T77" style:family="text">
      <style:text-properties fo:color="#000000" officeooo:rsid="036601c1" style:letter-kerning="true" style:language-asian="zh" style:country-asian="CN" style:font-name-complex="FreeSerif" style:language-complex="ar" style:country-complex="SA"/>
    </style:style>
    <style:style style:name="T78" style:family="text">
      <style:text-properties fo:color="#000000" officeooo:rsid="012e75ae" style:letter-kerning="true" style:language-asian="zh" style:country-asian="CN" style:font-name-complex="FreeSerif" style:language-complex="ar" style:country-complex="SA"/>
    </style:style>
    <style:style style:name="T79" style:family="text">
      <style:text-properties fo:color="#000000" officeooo:rsid="004648a2" style:letter-kerning="true" style:language-asian="zh" style:country-asian="CN" style:font-name-complex="FreeSerif" style:language-complex="ar" style:country-complex="SA"/>
    </style:style>
    <style:style style:name="T80" style:family="text">
      <style:text-properties fo:color="#000000" officeooo:rsid="03668782" style:letter-kerning="true" style:language-asian="zh" style:country-asian="CN" style:font-name-complex="FreeSerif" style:language-complex="ar" style:country-complex="SA"/>
    </style:style>
    <style:style style:name="T81" style:family="text">
      <style:text-properties fo:color="#000000" officeooo:rsid="0037023a" style:letter-kerning="true" style:language-asian="zh" style:country-asian="CN" style:font-name-complex="FreeSerif" style:language-complex="ar" style:country-complex="SA"/>
    </style:style>
    <style:style style:name="T82" style:family="text">
      <style:text-properties fo:color="#000000" officeooo:rsid="0418aad0" style:letter-kerning="true" style:language-asian="zh" style:country-asian="CN" style:font-name-complex="FreeSerif" style:language-complex="ar" style:country-complex="SA"/>
    </style:style>
    <style:style style:name="T83" style:family="text">
      <style:text-properties fo:color="#000000" officeooo:rsid="041a2292" style:letter-kerning="true" style:language-asian="zh" style:country-asian="CN" style:font-name-complex="FreeSerif" style:language-complex="ar" style:country-complex="SA"/>
    </style:style>
    <style:style style:name="T84" style:family="text">
      <style:text-properties fo:color="#000000" officeooo:rsid="00435ff5" style:letter-kerning="true" style:language-asian="zh" style:country-asian="CN" style:font-name-complex="FreeSerif" style:language-complex="ar" style:country-complex="SA"/>
    </style:style>
    <style:style style:name="T85" style:family="text">
      <style:text-properties fo:color="#000000" officeooo:rsid="00465283" style:letter-kerning="true" style:language-asian="zh" style:country-asian="CN" style:font-name-complex="FreeSerif" style:language-complex="ar" style:country-complex="SA"/>
    </style:style>
    <style:style style:name="T86" style:family="text">
      <style:text-properties fo:color="#000000" officeooo:rsid="011ff49b" style:letter-kerning="true" style:language-asian="zh" style:country-asian="CN" style:font-name-complex="FreeSerif" style:language-complex="ar" style:country-complex="SA"/>
    </style:style>
    <style:style style:name="T87" style:family="text">
      <style:text-properties fo:color="#000000" officeooo:rsid="0046e9c4" style:letter-kerning="true" style:language-asian="zh" style:country-asian="CN" style:font-name-complex="FreeSerif" style:language-complex="ar" style:country-complex="SA"/>
    </style:style>
    <style:style style:name="T88"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9"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92"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93"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94"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95"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6"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7" style:family="text">
      <style:text-properties fo:color="#000000" fo:language="en" fo:country="US" officeooo:rsid="004cabd2" style:letter-kerning="true" style:language-asian="zh" style:country-asian="CN" style:font-name-complex="FreeSerif" style:language-complex="ar" style:country-complex="SA"/>
    </style:style>
    <style:style style:name="T98" style:family="text">
      <style:text-properties fo:color="#000000" fo:language="en" fo:country="US" officeooo:rsid="004e2848" style:letter-kerning="true" style:language-asian="zh" style:country-asian="CN" style:font-name-complex="FreeSerif" style:language-complex="ar" style:country-complex="SA"/>
    </style:style>
    <style:style style:name="T99" style:family="text">
      <style:text-properties fo:color="#000000" fo:language="en" fo:country="US" officeooo:rsid="0047656e" style:letter-kerning="true" style:language-asian="zh" style:country-asian="CN" style:font-name-complex="FreeSerif" style:language-complex="ar" style:country-complex="SA"/>
    </style:style>
    <style:style style:name="T100" style:family="text">
      <style:text-properties fo:color="#000000" fo:language="en" fo:country="US" officeooo:rsid="0046e9c4" style:letter-kerning="true" style:language-asian="zh" style:country-asian="CN" style:font-name-complex="FreeSerif" style:language-complex="ar" style:country-complex="SA"/>
    </style:style>
    <style:style style:name="T101" style:family="text">
      <style:text-properties fo:color="#000000" fo:language="en" fo:country="US" officeooo:rsid="03668782" style:letter-kerning="true" style:language-asian="zh" style:country-asian="CN" style:font-name-complex="FreeSerif" style:language-complex="ar" style:country-complex="SA"/>
    </style:style>
    <style:style style:name="T102" style:family="text">
      <style:text-properties fo:color="#000000" fo:language="en" fo:country="US" officeooo:rsid="013ebebd" style:letter-kerning="true" style:language-asian="zh" style:country-asian="CN" style:font-name-complex="FreeSerif" style:language-complex="ar" style:country-complex="SA"/>
    </style:style>
    <style:style style:name="T103" style:family="text">
      <style:text-properties fo:color="#000000" fo:language="en" fo:country="US" officeooo:rsid="00465283" style:letter-kerning="true" style:language-asian="zh" style:country-asian="CN" style:font-name-complex="FreeSerif" style:language-complex="ar" style:country-complex="SA"/>
    </style:style>
    <style:style style:name="T104" style:family="text">
      <style:text-properties fo:color="#000000" fo:language="en" fo:country="US" officeooo:rsid="0047afbe" style:letter-kerning="true" style:language-asian="zh" style:country-asian="CN" style:font-name-complex="FreeSerif" style:language-complex="ar" style:country-complex="SA"/>
    </style:style>
    <style:style style:name="T105" style:family="text">
      <style:text-properties fo:color="#000000" fo:language="en" fo:country="US" officeooo:rsid="0121a4c1" style:letter-kerning="true" style:language-asian="zh" style:country-asian="CN" style:font-name-complex="FreeSerif" style:language-complex="ar" style:country-complex="SA"/>
    </style:style>
    <style:style style:name="T106" style:family="text">
      <style:text-properties fo:color="#000000" fo:language="en" fo:country="US" officeooo:rsid="00496b34" style:letter-kerning="true" style:language-asian="zh" style:country-asian="CN" style:font-name-complex="FreeSerif" style:language-complex="ar" style:country-complex="SA"/>
    </style:style>
    <style:style style:name="T107" style:family="text">
      <style:text-properties fo:color="#000000" fo:language="en" fo:country="US" officeooo:rsid="013ef9de" style:letter-kerning="true" style:language-asian="zh" style:country-asian="CN" style:font-name-complex="FreeSerif" style:language-complex="ar" style:country-complex="SA"/>
    </style:style>
    <style:style style:name="T108" style:family="text">
      <style:text-properties fo:color="#000000" fo:language="en" fo:country="US" officeooo:rsid="013f1d0c" style:letter-kerning="true" style:language-asian="zh" style:country-asian="CN" style:font-name-complex="FreeSerif" style:language-complex="ar" style:country-complex="SA"/>
    </style:style>
    <style:style style:name="T109" style:family="text">
      <style:text-properties fo:color="#000000" fo:language="en" fo:country="US" officeooo:rsid="0367172f" style:letter-kerning="true" style:language-asian="zh" style:country-asian="CN" style:font-name-complex="FreeSerif" style:language-complex="ar" style:country-complex="SA"/>
    </style:style>
    <style:style style:name="T110" style:family="text">
      <style:text-properties fo:color="#000000" fo:language="en" fo:country="US" officeooo:rsid="0366aa5f" style:letter-kerning="true" style:language-asian="zh" style:country-asian="CN" style:font-name-complex="FreeSerif" style:language-complex="ar" style:country-complex="SA"/>
    </style:style>
    <style:style style:name="T111"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12"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13"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14"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15"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6"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7"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8" style:family="text">
      <style:text-properties fo:color="#000000" style:text-position="sub 58%"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19" style:family="text">
      <style:text-properties fo:color="#000000" style:text-position="sub 58%"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20" style:family="text">
      <style:text-properties fo:color="#000000" style:text-position="sub 58%"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21" style:family="text">
      <style:text-properties officeooo:rsid="002ec99f"/>
    </style:style>
    <style:style style:name="T122" style:family="text">
      <style:text-properties officeooo:rsid="0030c76c"/>
    </style:style>
    <style:style style:name="T123" style:family="text">
      <style:text-properties officeooo:rsid="003b9b10"/>
    </style:style>
    <style:style style:name="T124" style:family="text">
      <style:text-properties officeooo:rsid="00435ff5"/>
    </style:style>
    <style:style style:name="T125" style:family="text">
      <style:text-properties officeooo:rsid="00355161"/>
    </style:style>
    <style:style style:name="T126" style:family="text">
      <style:text-properties officeooo:rsid="01381c3d"/>
    </style:style>
    <style:style style:name="T127" style:family="text">
      <style:text-properties officeooo:rsid="011ca8f4"/>
    </style:style>
    <style:style style:name="T128" style:family="text">
      <style:text-properties officeooo:rsid="01387819"/>
    </style:style>
    <style:style style:name="T129" style:family="text">
      <style:text-properties fo:font-style="italic"/>
    </style:style>
    <style:style style:name="T130" style:family="text">
      <style:text-properties fo:font-style="italic" style:font-style-asian="italic" style:font-style-complex="italic"/>
    </style:style>
    <style:style style:name="T131" style:family="text">
      <style:text-properties fo:font-style="italic" officeooo:rsid="01387819" style:font-style-asian="italic" style:font-style-complex="italic"/>
    </style:style>
    <style:style style:name="T132" style:family="text">
      <style:text-properties fo:font-style="italic" officeooo:rsid="003b9b10" style:font-style-asian="italic" style:font-style-complex="italic"/>
    </style:style>
    <style:style style:name="T133" style:family="text">
      <style:text-properties fo:font-style="italic" officeooo:rsid="01465100" style:font-style-asian="italic" style:font-style-complex="italic"/>
    </style:style>
    <style:style style:name="T134" style:family="text">
      <style:text-properties officeooo:rsid="0366216d"/>
    </style:style>
    <style:style style:name="T135" style:family="text">
      <style:text-properties officeooo:rsid="013cddf5"/>
    </style:style>
    <style:style style:name="T136" style:family="text">
      <style:text-properties officeooo:rsid="003a438a"/>
    </style:style>
    <style:style style:name="T137" style:family="text">
      <style:text-properties officeooo:rsid="013a4e0d"/>
    </style:style>
    <style:style style:name="T138" style:family="text">
      <style:text-properties officeooo:rsid="00373bf3"/>
    </style:style>
    <style:style style:name="T139" style:family="text">
      <style:text-properties officeooo:rsid="00391711"/>
    </style:style>
    <style:style style:name="T140" style:family="text">
      <style:text-properties officeooo:rsid="00391711" fo:background-color="transparent" loext:char-shading-value="0"/>
    </style:style>
    <style:style style:name="T141" style:family="text">
      <style:text-properties officeooo:rsid="011f342a" fo:background-color="transparent" loext:char-shading-value="0"/>
    </style:style>
    <style:style style:name="T142" style:family="text">
      <style:text-properties officeooo:rsid="004648a2" fo:background-color="transparent" loext:char-shading-value="0"/>
    </style:style>
    <style:style style:name="T143" style:family="text">
      <style:text-properties officeooo:rsid="00454d1a" fo:background-color="transparent" loext:char-shading-value="0"/>
    </style:style>
    <style:style style:name="T144" style:family="text">
      <style:text-properties officeooo:rsid="00489481" fo:background-color="transparent" loext:char-shading-value="0"/>
    </style:style>
    <style:style style:name="T145" style:family="text">
      <style:text-properties officeooo:rsid="00489481" fo:background-color="transparent" loext:char-shading-value="0"/>
    </style:style>
    <style:style style:name="T146" style:family="text">
      <style:text-properties officeooo:rsid="00465283" fo:background-color="transparent" loext:char-shading-value="0"/>
    </style:style>
    <style:style style:name="T147" style:family="text">
      <style:text-properties style:text-position="sub 58%" officeooo:rsid="00391711" fo:background-color="transparent" loext:char-shading-value="0"/>
    </style:style>
    <style:style style:name="T148" style:family="text">
      <style:text-properties style:text-position="sub 58%" style:font-name="Liberation Serif" fo:font-weight="normal" officeooo:rsid="000a1d62" style:font-weight-asian="normal" style:font-weight-complex="normal"/>
    </style:style>
    <style:style style:name="T149" style:family="text">
      <style:text-properties style:text-position="sub 58%" fo:language="en" fo:country="US" fo:font-style="normal" officeooo:rsid="0145fde6" style:font-style-asian="normal" style:font-style-complex="normal"/>
    </style:style>
    <style:style style:name="T150" style:family="text">
      <style:text-properties style:text-position="sub 58%" fo:language="en" fo:country="US" fo:font-style="normal" officeooo:rsid="004cabd2" style:font-style-asian="normal" style:font-style-complex="normal"/>
    </style:style>
    <style:style style:name="T151" style:family="text">
      <style:text-properties style:text-position="sub 58%" fo:language="en" fo:country="US" fo:font-style="normal" officeooo:rsid="041b3704" style:font-style-asian="normal" style:font-style-complex="normal"/>
    </style:style>
    <style:style style:name="T152" style:family="text">
      <style:text-properties style:text-position="sub 58%" fo:language="en" fo:country="US" officeooo:rsid="0145fde6"/>
    </style:style>
    <style:style style:name="T153" style:family="text">
      <style:text-properties style:text-position="sub 58%" fo:language="en" fo:country="US" officeooo:rsid="004cabd2"/>
    </style:style>
    <style:style style:name="T154" style:family="text">
      <style:text-properties style:text-position="sub 58%" fo:language="en" fo:country="US" officeooo:rsid="0145fde6" fo:background-color="transparent" loext:char-shading-value="0"/>
    </style:style>
    <style:style style:name="T155" style:family="text">
      <style:text-properties style:text-position="sub 58%" fo:language="en" fo:country="US" officeooo:rsid="004cabd2" fo:background-color="transparent" loext:char-shading-value="0"/>
    </style:style>
    <style:style style:name="T156" style:family="text">
      <style:text-properties style:text-position="sub 58%" fo:language="en" fo:country="US" officeooo:rsid="041a2292" fo:background-color="transparent" loext:char-shading-value="0"/>
    </style:style>
    <style:style style:name="T157" style:family="text">
      <style:text-properties style:text-position="sub 58%" fo:font-style="normal" style:font-style-asian="normal" style:font-style-complex="normal"/>
    </style:style>
    <style:style style:name="T158" style:family="text">
      <style:text-properties officeooo:rsid="03668782"/>
    </style:style>
    <style:style style:name="T159" style:family="text">
      <style:text-properties officeooo:rsid="011e3975"/>
    </style:style>
    <style:style style:name="T160" style:family="text">
      <style:text-properties fo:font-style="normal" style:font-style-asian="normal" style:font-style-complex="normal"/>
    </style:style>
    <style:style style:name="T161" style:family="text">
      <style:text-properties fo:font-style="normal" officeooo:rsid="003b9b10" style:font-style-asian="normal" style:font-style-complex="normal"/>
    </style:style>
    <style:style style:name="T162" style:family="text">
      <style:text-properties fo:font-style="normal" officeooo:rsid="01465100" style:font-style-asian="normal" style:font-style-complex="normal"/>
    </style:style>
    <style:style style:name="T163" style:family="text">
      <style:text-properties fo:font-style="normal" officeooo:rsid="012c09b7" style:font-style-asian="normal" style:font-style-complex="normal"/>
    </style:style>
    <style:style style:name="T164" style:family="text">
      <style:text-properties fo:font-style="normal" officeooo:rsid="00326c26" style:font-style-asian="normal" style:font-style-complex="normal"/>
    </style:style>
    <style:style style:name="T165" style:family="text">
      <style:text-properties fo:font-style="normal" officeooo:rsid="003328ef" style:font-style-asian="normal" style:font-style-complex="normal"/>
    </style:style>
    <style:style style:name="T166" style:family="text">
      <style:text-properties fo:font-style="normal" officeooo:rsid="0035edde" style:font-style-asian="normal" style:font-style-complex="normal"/>
    </style:style>
    <style:style style:name="T167" style:family="text">
      <style:text-properties fo:font-style="normal" officeooo:rsid="003be2bf" style:font-style-asian="normal" style:font-style-complex="normal"/>
    </style:style>
    <style:style style:name="T168" style:family="text">
      <style:text-properties fo:font-style="normal" officeooo:rsid="003c2309" style:font-style-asian="normal" style:font-style-complex="normal"/>
    </style:style>
    <style:style style:name="T169" style:family="text">
      <style:text-properties fo:font-style="normal" officeooo:rsid="003a438a" style:font-style-asian="normal" style:font-style-complex="normal"/>
    </style:style>
    <style:style style:name="T170" style:family="text">
      <style:text-properties fo:font-style="normal" officeooo:rsid="003dbc9e" style:font-style-asian="normal" style:font-style-complex="normal"/>
    </style:style>
    <style:style style:name="T171" style:family="text">
      <style:text-properties fo:font-style="normal" officeooo:rsid="003ebae3" style:font-style-asian="normal" style:font-style-complex="normal"/>
    </style:style>
    <style:style style:name="T172" style:family="text">
      <style:text-properties fo:font-style="normal" officeooo:rsid="0040d49a" style:font-style-asian="normal" style:font-style-complex="normal"/>
    </style:style>
    <style:style style:name="T173" style:family="text">
      <style:text-properties fo:font-style="normal" officeooo:rsid="00418421" style:font-style-asian="normal" style:font-style-complex="normal"/>
    </style:style>
    <style:style style:name="T174" style:family="text">
      <style:text-properties officeooo:rsid="041a2292"/>
    </style:style>
    <style:style style:name="T175" style:family="text">
      <style:text-properties officeooo:rsid="041b3704"/>
    </style:style>
    <style:style style:name="T176" style:family="text">
      <style:text-properties officeooo:rsid="013ebebd"/>
    </style:style>
    <style:style style:name="T177" style:family="text">
      <style:text-properties officeooo:rsid="011f79bf"/>
    </style:style>
    <style:style style:name="T178" style:family="text">
      <style:text-properties officeooo:rsid="0046e9c4"/>
    </style:style>
    <style:style style:name="T179" style:family="text">
      <style:text-properties officeooo:rsid="0047656e"/>
    </style:style>
    <style:style style:name="T180" style:family="text">
      <style:text-properties officeooo:rsid="00465283"/>
    </style:style>
    <style:style style:name="T181" style:family="text">
      <style:text-properties officeooo:rsid="0431bb28"/>
    </style:style>
    <style:style style:name="T182" style:family="text">
      <style:text-properties fo:language="en" fo:country="US" fo:font-style="normal" officeooo:rsid="040d6e6c" fo:background-color="#ffffff" loext:char-shading-value="0" style:font-style-asian="normal" style:font-style-complex="normal"/>
    </style:style>
    <style:style style:name="T183" style:family="text">
      <style:text-properties fo:language="en" fo:country="US" fo:font-style="normal" officeooo:rsid="0431bb28" fo:background-color="#ffffff" loext:char-shading-value="0" style:font-style-asian="normal" style:font-style-complex="normal"/>
    </style:style>
    <style:style style:name="T184" style:family="text">
      <style:text-properties fo:language="en" fo:country="US" fo:font-style="normal" officeooo:rsid="004cabd2" style:font-style-asian="normal" style:font-style-complex="normal"/>
    </style:style>
    <style:style style:name="T185" style:family="text">
      <style:text-properties fo:language="en" fo:country="US" fo:font-style="normal" officeooo:rsid="041b3704" style:font-style-asian="normal" style:font-style-complex="normal"/>
    </style:style>
    <style:style style:name="T186" style:family="text">
      <style:text-properties fo:language="en" fo:country="US" fo:font-style="normal" officeooo:rsid="0145fde6" style:font-style-asian="normal" style:font-style-complex="normal"/>
    </style:style>
    <style:style style:name="T187" style:family="text">
      <style:text-properties fo:language="en" fo:country="US" fo:font-style="normal" officeooo:rsid="03687586" fo:background-color="transparent" loext:char-shading-value="0" style:font-style-asian="normal" style:font-style-complex="normal"/>
    </style:style>
    <style:style style:name="T188" style:family="text">
      <style:text-properties fo:language="en" fo:country="US" fo:font-style="normal" officeooo:rsid="0384f73c" fo:background-color="transparent" loext:char-shading-value="0" style:font-style-asian="normal" style:font-style-complex="normal"/>
    </style:style>
    <style:style style:name="T189" style:family="text">
      <style:text-properties fo:language="en" fo:country="US" fo:font-style="normal" officeooo:rsid="041b3704" fo:background-color="transparent" loext:char-shading-value="0" style:font-style-asian="normal" style:font-style-complex="normal"/>
    </style:style>
    <style:style style:name="T190" style:family="text">
      <style:text-properties fo:language="en" fo:country="US" fo:font-style="normal" officeooo:rsid="00418421" fo:background-color="transparent" loext:char-shading-value="0" style:font-style-asian="normal" style:font-style-complex="normal"/>
    </style:style>
    <style:style style:name="T191" style:family="text">
      <style:text-properties fo:language="en" fo:country="US" officeooo:rsid="004cabd2"/>
    </style:style>
    <style:style style:name="T192" style:family="text">
      <style:text-properties fo:language="en" fo:country="US" officeooo:rsid="0145fde6"/>
    </style:style>
    <style:style style:name="T193" style:family="text">
      <style:text-properties fo:language="en" fo:country="US" officeooo:rsid="03687586" fo:background-color="transparent" loext:char-shading-value="0"/>
    </style:style>
    <style:style style:name="T194" style:family="text">
      <style:text-properties fo:language="en" fo:country="US" officeooo:rsid="0384f73c" fo:background-color="transparent" loext:char-shading-value="0"/>
    </style:style>
    <style:style style:name="T195" style:family="text">
      <style:text-properties fo:language="en" fo:country="US" officeooo:rsid="041a2292" fo:background-color="transparent" loext:char-shading-value="0"/>
    </style:style>
    <style:style style:name="T196" style:family="text">
      <style:text-properties fo:language="en" fo:country="US" officeooo:rsid="041b3704" fo:background-color="transparent" loext:char-shading-value="0"/>
    </style:style>
    <style:style style:name="T197" style:family="text">
      <style:text-properties fo:language="en" fo:country="US" officeooo:rsid="004cabd2" fo:background-color="transparent" loext:char-shading-value="0"/>
    </style:style>
    <style:style style:name="T198" style:family="text">
      <style:text-properties fo:language="en" fo:country="US" officeooo:rsid="0145fde6" fo:background-color="transparent" loext:char-shading-value="0"/>
    </style:style>
    <style:style style:name="T199" style:family="text">
      <style:text-properties fo:language="en" fo:country="US" officeooo:rsid="00454d1a" fo:background-color="transparent" loext:char-shading-value="0"/>
    </style:style>
    <style:style style:name="T200" style:family="text">
      <style:text-properties fo:language="en" fo:country="US" officeooo:rsid="004e2848"/>
    </style:style>
    <style:style style:name="T201" style:family="text">
      <style:text-properties fo:language="en" fo:country="US" officeooo:rsid="03687586"/>
    </style:style>
    <style:style style:name="T202" style:family="text">
      <style:text-properties fo:language="en" fo:country="US" officeooo:rsid="0384f73c"/>
    </style:style>
    <style:style style:name="T203" style:family="text">
      <style:text-properties fo:language="en" fo:country="US" officeooo:rsid="0047656e"/>
    </style:style>
    <style:style style:name="T204" style:family="text">
      <style:text-properties fo:language="en" fo:country="US" officeooo:rsid="0046e9c4"/>
    </style:style>
    <style:style style:name="T205" style:family="text">
      <style:text-properties fo:language="en" fo:country="US" officeooo:rsid="03668782"/>
    </style:style>
    <style:style style:name="T206" style:family="text">
      <style:text-properties fo:language="en" fo:country="US" officeooo:rsid="013ebebd"/>
    </style:style>
    <style:style style:name="T207" style:family="text">
      <style:text-properties fo:language="en" fo:country="US" officeooo:rsid="00465283"/>
    </style:style>
    <style:style style:name="T208" style:family="text">
      <style:text-properties fo:language="en" fo:country="US" officeooo:rsid="0047afbe"/>
    </style:style>
    <style:style style:name="T209" style:family="text">
      <style:text-properties fo:language="en" fo:country="US" officeooo:rsid="0121a4c1"/>
    </style:style>
    <style:style style:name="T210" style:family="text">
      <style:text-properties fo:language="en" fo:country="US" officeooo:rsid="00496b34"/>
    </style:style>
    <style:style style:name="T211" style:family="text">
      <style:text-properties fo:language="en" fo:country="US" officeooo:rsid="013ef9de"/>
    </style:style>
    <style:style style:name="T212" style:family="text">
      <style:text-properties fo:language="en" fo:country="US" officeooo:rsid="013f1d0c"/>
    </style:style>
    <style:style style:name="T213" style:family="text">
      <style:text-properties fo:language="en" fo:country="US" officeooo:rsid="0367172f"/>
    </style:style>
    <style:style style:name="T214" style:family="text">
      <style:text-properties fo:language="en" fo:country="US" officeooo:rsid="0366aa5f"/>
    </style:style>
    <style:style style:name="T215" style:family="text">
      <style:text-properties fo:language="en" fo:country="US" officeooo:rsid="012bd14f"/>
    </style:style>
    <style:style style:name="T216" style:family="text">
      <style:text-properties officeooo:rsid="011c4495"/>
    </style:style>
    <style:style style:name="T217" style:family="text">
      <style:text-properties officeooo:rsid="01465100"/>
    </style:style>
    <style:style style:name="T218" style:family="text">
      <style:text-properties officeooo:rsid="004648a2"/>
    </style:style>
    <style:style style:name="T219" style:family="text">
      <style:text-properties officeooo:rsid="0429116e"/>
    </style:style>
    <style:style style:name="T220" style:family="text">
      <style:text-properties officeooo:rsid="0032df48"/>
    </style:style>
    <style:style style:name="T221" style:family="text">
      <style:text-properties officeooo:rsid="0004bfe9"/>
    </style:style>
    <style:style style:name="T222" style:family="text">
      <style:text-properties style:text-position="super 58%" style:font-name="Liberation Serif" fo:font-weight="normal" officeooo:rsid="000a1d62" style:font-weight-asian="normal" style:font-weight-complex="normal"/>
    </style:style>
    <style:style style:name="T223" style:family="text">
      <style:text-properties officeooo:rsid="000e1b21"/>
    </style:style>
    <style:style style:name="T224" style:family="text">
      <style:text-properties style:font-name="Liberation Serif" fo:font-weight="normal" officeooo:rsid="001c1dfa" style:font-weight-asian="normal" style:font-weight-complex="normal"/>
    </style:style>
    <style:style style:name="T225" style:family="text">
      <style:text-properties style:font-name="Liberation Serif" fo:font-weight="normal" officeooo:rsid="000951d7" style:font-weight-asian="normal" style:font-weight-complex="normal"/>
    </style:style>
    <style:style style:name="T226" style:family="text">
      <style:text-properties style:font-name="Liberation Serif" fo:font-weight="normal" officeooo:rsid="000a1d62" style:font-weight-asian="normal" style:font-weight-complex="normal"/>
    </style:style>
    <style:style style:name="T227" style:family="text">
      <style:text-properties style:font-name="Liberation Serif" fo:font-weight="normal" officeooo:rsid="0022ce26" style:font-weight-asian="normal" style:font-weight-complex="normal"/>
    </style:style>
    <style:style style:name="T228" style:family="text">
      <style:text-properties style:font-name="Liberation Serif" fo:font-weight="normal" officeooo:rsid="002d2bf7" style:font-weight-asian="normal" style:font-weight-complex="normal"/>
    </style:style>
    <style:style style:name="T229" style:family="text">
      <style:text-properties style:font-name="Liberation Serif" fo:font-weight="normal" officeooo:rsid="002e19b2" style:font-weight-asian="normal" style:font-weight-complex="normal"/>
    </style:style>
    <style:style style:name="T230" style:family="text">
      <style:text-properties officeooo:rsid="00270925"/>
    </style:style>
    <style:style style:name="T231" style:family="text">
      <style:text-properties officeooo:rsid="00270925" fo:background-color="#cccccc" loext:char-shading-value="0"/>
    </style:style>
    <style:style style:name="T232" style:family="text">
      <style:text-properties fo:font-size="12pt" officeooo:rsid="0030c76c" style:font-size-asian="12pt" style:font-name-complex="Times New Roman" style:font-size-complex="12pt"/>
    </style:style>
    <style:style style:name="T233" style:family="text">
      <style:text-properties officeooo:rsid="002f3547"/>
    </style:style>
    <style:style style:name="T234" style:family="text">
      <style:text-properties officeooo:rsid="0030896a"/>
    </style:style>
    <style:style style:name="T235" style:family="text">
      <style:text-properties officeooo:rsid="0037878b"/>
    </style:style>
    <style:style style:name="T236" style:family="text">
      <style:text-properties officeooo:rsid="012c09b7"/>
    </style:style>
    <style:style style:name="T237" style:family="text">
      <style:text-properties officeooo:rsid="0043e472"/>
    </style:style>
    <style:style style:name="T238" style:family="text">
      <style:text-properties officeooo:rsid="00489481"/>
    </style:style>
    <style:style style:name="T239" style:family="text">
      <style:text-properties officeooo:rsid="00465283" fo:background-color="#00cc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21">and </text:span>Methods</text:p>
      <text:p text:style-name="P14"/>
      <text:p text:style-name="P19">Experimental Beetles</text:p>
      <text:p text:style-name="P23">The <text:span text:style-name="T130">Nicrophorus marginatus</text:span> beetles used in this experiment were bred from wild-caught individuals in Buffalo County, Nebraska, USA. <text:s text:c="2"/><text:span text:style-name="T231">How was the initial colony set up?</text:span><text:span text:style-name="T230"> <text:s/>At the time of this study, the beetles had been maintained in an insectary at the University of Nebraska Omaha for </text:span><text:span text:style-name="T231">three?</text:span><text:span text:style-name="T230">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fter eclosion. <text:s/>During this time, they were fed, twice per week, 1/4 teaspoon of canned cat food (Science Diet </text:span><text:span text:style-name="Default_20_Paragraph_20_Font"><text:span text:style-name="T232">®</text:span></text:span><text:span text:style-name="T122">, Hill's Pet Nutrition Inc, Topeka, KS, USA).</text:span></text:p>
      <text:p text:style-name="P23"/>
      <text:p text:style-name="P12"><text:span text:style-name="T74">G</text:span><text:span text:style-name="T73">eneral Experimental Design</text:span></text:p>
      <text:p text:style-name="P27">Need to look at how others have written up large experiments like this.</text:p>
      <text:p text:style-name="P24">We looked at: effect of parental effort on immune response; effect of parental effort on adult behavior; effect of parental effort on number of broods raised; effect of parental effort on number of young raised; effect of parental effort on <text:span text:style-name="T233">weight of broods.</text:span></text:p>
      <text:p text:style-name="P24"/>
      <text:p text:style-name="P25">To determine the effect of sex on immune response, when beetles had reached sexual maturity, their </text:p>
      <text:p text:style-name="P19"/>
      <text:p text:style-name="P21">Hemolymph Collection</text:p>
      <text:p text:style-name="P26">To collect hemolymp<text:span text:style-name="T235">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31">et al</text:span><text:span text:style-name="T128">.,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19"/>
      <text:p text:style-name="P20">Phenoloxidase <text:span text:style-name="T234">Activity</text:span> Assay</text:p>
      <text:p text:style-name="P34"><text:span text:style-name="T168">Phenoloxidase activity was quantified by </text:span><text:span text:style-name="T170">measuring </text:span><text:span text:style-name="T171">the rate of conversion of </text:span><text:span text:style-name="T169">L-3,4-dihydroxyphenylalanine </text:span><text:span text:style-name="T168">(</text:span><text:span text:style-name="T160">L-DOPA</text:span><text:span text:style-name="T171">) to dopachrome. <text:s/>The phenoloxidase in hemolymph samples serves as a catalyst for this conversion. <text:s/>P</text:span><text:span text:style-name="T168">reviously f</text:span><text:span text:style-name="T167">rozen h</text:span><text:span text:style-name="T160">emolymph samples </text:span><text:span text:style-name="T171">were thawed </text:span><text:span text:style-name="T160">and briefly vortex</text:span><text:span text:style-name="T171">ed</text:span><text:span text:style-name="T168"> </text:span><text:span text:style-name="T167">to thoroug</text:span><text:span text:style-name="T168">h</text:span><text:span text:style-name="T167">ly mix </text:span><text:span text:style-name="T171">the solution</text:span><text:span text:style-name="T160">. <text:s/>60 </text:span><text:span text:style-name="T163">μl </text:span><text:span text:style-name="T160">of sample was pipetted into a spectrophotometer cuvette </text:span><text:soft-page-break/><text:span text:style-name="T160">that contained 240 </text:span><text:span text:style-name="T163">μl </text:span><text:span text:style-name="T160">of ice-cold PBS. <text:s/>300 </text:span><text:span text:style-name="T163">μl </text:span><text:span text:style-name="T160">of </text:span><text:span text:style-name="T169">L-3,4-dihydroxyphenylalanine </text:span><text:span text:style-name="T168">(</text:span><text:span text:style-name="T160">L-DOPA, 4 mg/ml of H</text:span><text:span text:style-name="T157">2</text:span><text:span text:style-name="T160">0) was then added, and a </text:span><text:span text:style-name="T172">clean </text:span><text:span text:style-name="T160">micropipette </text:span><text:span text:style-name="T172">and tip </text:span><text:span text:style-name="T160">w</text:span><text:span text:style-name="T172">ere</text:span><text:span text:style-name="T160"> used to thoroughly </text:span><text:span text:style-name="T172">combine the mixture</text:span><text:span text:style-name="T164">. <text:s/></text:span><text:span text:style-name="T167">Using a spectrophotometer (Beckman Coulter DU530, USA) </text:span><text:span text:style-name="T172">and a 490 nm filter</text:span><text:span text:style-name="T167">, </text:span><text:span text:style-name="T168">the conversion of L-DOPA to dopachrome was measured over the course of fifteen minutes at 25 </text:span><text:span text:style-name="T163">°</text:span><text:span text:style-name="T168">C</text:span><text:span text:style-name="T167">. <text:s/></text:span><text:span text:style-name="T165">The spectrophotometer’s software was used to measure phenoloxidase activity, which was defined as the rate of </text:span><text:span text:style-name="T166">substrate conversion (absorption/minute) during the reaction’s linear phase. <text:s/></text:span><text:span text:style-name="T173">Previous studies (Wilson et al., 2001, Haine et al., 2008) have demonstrated that this rate of conversion correlates to the concentration of phenoloxidase in a given sample</text:span><text:span text:style-name="T172">. <text:s/></text:span><text:span text:style-name="T173">To verify the repeatability of the results, each sample was analyzed in duplicate (</text:span><text:span text:style-name="T184">F</text:span><text:span text:style-name="T149">1</text:span><text:span text:style-name="T150">, </text:span><text:span text:style-name="T151">144</text:span><text:span text:style-name="T184"> = ?</text:span><text:span text:style-name="T185">.?</text:span><text:span text:style-name="T184">, P </text:span><text:span text:style-name="T186">&lt;</text:span><text:span text:style-name="T184"> 0.</text:span><text:span text:style-name="T186">0001, </text:span><text:span text:style-name="T187">R=</text:span><text:span text:style-name="T188">0.</text:span><text:span text:style-name="T189">???</text:span><text:span text:style-name="T190">), and an average of the two values was calculated to determine the final phenoloxidase activity amount for each beetle.</text:span></text:p>
      <text:p text:style-name="P29"/>
      <text:p text:style-name="P22">Protein Assay</text:p>
      <text:p text:style-name="P31">Total protein amounts in each hemolymph sample were measured by combining, in a disposable plastic spectrophotometer cuvette, 25 <text:span text:style-name="T236">μl </text:span>of thawed and vortexed sample with 575 <text:span text:style-name="T236">μl </text:span>of Bio-Rad protein assay dye. <text:s/>The two solutions were thoroughly mixed with a clean micropipette and tip, and <text:span text:style-name="T237">allowed to react</text:span> at room temperature for <text:span text:style-name="T237">15 minutes. <text:s/>A spectrophotometer (Beckman Coulter DU530, USA) was used to measure absorbance at 520 nm. <text:s/>Protein levels were calculated using the spectrophotometer’s software and a calibrated standard curve with fixed amounts of bovine serum albumin (Sigma), resulting in concentrations of </text:span><text:span text:style-name="T142">0.216 mg/mL, 0.432 mg/mL, 0.648 mg/mL, and 0.864 mg/mL. <text:s/></text:span><text:span text:style-name="T143">To assess the repeatability of our methods, the assay was conducted twice for each sample (</text:span><text:span text:style-name="T197">F</text:span><text:span text:style-name="T154">1</text:span><text:span text:style-name="T155">, </text:span><text:span text:style-name="T156">126</text:span><text:span text:style-name="T197"> = ?</text:span><text:span text:style-name="T195">.?</text:span><text:span text:style-name="T197">, P </text:span><text:span text:style-name="T198">&lt;</text:span><text:span text:style-name="T197"> 0.</text:span><text:span text:style-name="T198">0001, </text:span><text:span text:style-name="T193">R=?</text:span><text:span text:style-name="T194">.</text:span><text:span text:style-name="T196">?</text:span><text:span text:style-name="T199">).</text:span></text:p>
      <text:p text:style-name="P30"><text:span text:style-name="T200"/></text:p>
      <text:p text:style-name="P22">Encapsulation and Melanization Assay</text:p>
      <text:p text:style-name="P32">An encapsulation response was used to serve as a simulation of a challenge to the immune system. <text:s/>To elicit the response, a nylon monofilament was gently inserted into the abdomens of beetles that did not have hemolymph previously drawn. <text:s/>Clear nylon fishing line (0.15 mm diameter) was used as the foreign substance that would trigger a beetle’s immune system. <text:s/>Before being used, the fishing line was roughened with fine-grain sandpaper, tied into knots, and cut into 2 mm pieces, each piece with a knot as its center. <text:s/>Beetles involved in this assay had a small hole created in their pleural membrane by a disposable 27-gauge syringe tip needle that was sterilized in 70% ethanol. <text:s/>To insert the nylon filament fully into the beetle’s abdominal cavity, fine-tipped surgical forceps were used; the forceps were sterilized in 70% ethanol between each use. <text:s/>Once implantation was completed, beetles were placed singly into clean individual plastic containers (5.5 cm diameter, 4 cm tall), <text:span text:style-name="T238">transported to a dark room to simulate underground conditions,</text:span> an<text:span text:style-name="T238">d</text:span> allowed to move <text:span text:style-name="T238">freely for two hours. <text:s/>Each container was provisioned at start with a moist paper towel, which was used to prevent beetles from desiccation and additional stress. <text:s/>Once two hours had elapsed, the plastic containers, with beetles, were frozen and held at</text:span><text:span text:style-name="T145"> </text:span><text:span text:style-name="T146">-20 °C </text:span><text:span text:style-name="T145">until the filaments were ready to be dissected out.</text:span></text:p>
      <text:p text:style-name="P19"/>
      <text:p text:style-name="P36"><text:span text:style-name="T87"/></text:p>
      <text:p text:style-name="P33"><text:span text:style-name="T203">Filaments were removed from thawed beetles </text:span><text:span text:style-name="T204">using a dissecting microscope and surgical </text:span><text:span text:style-name="T205">forceps</text:span><text:span text:style-name="T204">, after which the filament was </text:span><text:span text:style-name="T206">gently and </text:span><text:span text:style-name="T204">quickly dipped in water to remove any </text:span><text:span text:style-name="T206">clumps of tissue</text:span><text:span text:style-name="T204">, and stored in individually-labeled </text:span><text:span text:style-name="T205">1.5 mL </text:span><text:span text:style-name="T204">Eppendorf tubes at -20</text:span><text:span text:style-name="T207"> °C </text:span><text:span text:style-name="T208">until they analyzed. <text:s/></text:span><text:span text:style-name="T209">During analysis, f</text:span><text:span text:style-name="T210">ilaments were placed on a depression microscope slide and covered with a glass slip, the slide placed atop a piece of black plastic that would later </text:span><text:span text:style-name="T205">serve</text:span><text:span text:style-name="T210"> as the control gray value. <text:s/></text:span><text:span text:style-name="T208">Each filament was photographed from the front and the back using a microscope with attached camera (Olympus SZX12 Dissecting Microscope,</text:span><text:span text:style-name="T215"> 20 megapixel ImagingPlanet camera</text:span><text:span text:style-name="T20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text:span><text:soft-page-break/><text:span text:style-name="T208">repeatability of this process </text:span><text:span text:style-name="T191">(F</text:span><text:span text:style-name="T152">1</text:span><text:span text:style-name="T153">, </text:span><text:span text:style-name="T152">77</text:span><text:span text:style-name="T191"> = </text:span><text:span text:style-name="T192">1956.49</text:span><text:span text:style-name="T191">, P </text:span><text:span text:style-name="T192">&lt;</text:span><text:span text:style-name="T191"> 0.</text:span><text:span text:style-name="T192">0001, </text:span><text:span text:style-name="T201">R=</text:span><text:span text:style-name="T202">0.999</text:span><text:span text:style-name="T200">). <text:s/>Darkness scores ranged from 0 (completely black) to 215 (near-white). <text:s/></text:span><text:span text:style-name="T211">The </text:span><text:span text:style-name="T212">final encapsulation rating </text:span><text:span text:style-name="T211">for each </text:span><text:span text:style-name="T212">beetle</text:span><text:span text:style-name="T211"> </text:span><text:span text:style-name="T212">was calculated as the difference between the average gray value of the control and the </text:span><text:span text:style-name="T213">front and back </text:span><text:span text:style-name="T214">photographs </text:span><text:span text:style-name="T213">of each filament</text:span><text:span text:style-name="T212">.</text:span></text:p>
      <text:p text:style-name="P19"/>
      <text:p text:style-name="P11"><text:span text:style-name="T221">Nitric Oxide</text:span> Assay</text:p>
      <text:p text:style-name="P37"><text:span text:style-name="T225">Nitric oxide production </text:span><text:span text:style-name="T226">was determined by measuring the nitrite ion (NO</text:span><text:span text:style-name="T148">2</text:span><text:span text:style-name="T222">-</text:span><text:span text:style-name="T226">) concentration in hemolymph, which was collected </text:span><text:span text:style-name="T225">from beetles </text:span><text:span text:style-name="T226">that had provided</text:span><text:span text:style-name="T225"> </text:span><text:span text:style-name="T226">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227">10%</text:span><text:span text:style-name="T226"> hydrochloric acid, and 0.1% N-1-napthylethylenediamine dihydrochloride (NED) in distilled, deionized water). <text:s/></text:span><text:span text:style-name="T228">Each beetle assigned to the assay </text:span><text:span text:style-name="T229">had </text:span><text:span text:style-name="T226">10 </text:span><text:span text:style-name="T56">μl </text:span><text:span text:style-name="T57">of</text:span><text:span text:style-name="T58"> </text:span><text:span text:style-name="T57">hemolymp</text:span><text:span text:style-name="T71">h</text:span><text:span text:style-name="T57"> was incubated with </text:span><text:span text:style-name="T59">50</text:span><text:span text:style-name="T57"> μl</text:span><text:span text:style-name="T60"> </text:span><text:span text:style-name="T57">sulfanilamide </text:span><text:span text:style-name="T59">in a 150ml Eppendorf </text:span><text:span text:style-name="T60">tube at room temperature </text:span><text:span text:style-name="T69">and protected from light</text:span><text:span text:style-name="T60"> </text:span><text:span text:style-name="T59">for </text:span><text:span text:style-name="T70">10</text:span><text:span text:style-name="T59"> minute</text:span><text:span text:style-name="T61">s</text:span><text:span text:style-name="T59"> to allow any precipitate to form. <text:s/>Samples were then centrifuged </text:span><text:span text:style-name="T62">at 5000g</text:span><text:span text:style-name="T61"> </text:span><text:span text:style-name="T59">for </text:span><text:span text:style-name="T62">15</text:span><text:span text:style-name="T59"> minute</text:span><text:span text:style-name="T62">s, </text:span><text:span text:style-name="T70">followed by</text:span><text:span text:style-name="T62"> being immediately placed on ice </text:span><text:span text:style-name="T69">and kept in the dark</text:span><text:span text:style-name="T62">. <text:s/>Once all samples had been collected and prepared, 30</text:span><text:span text:style-name="T60"> </text:span><text:span text:style-name="T56">μl </text:span><text:span text:style-name="T60">of </text:span><text:span text:style-name="T62">each</text:span><text:span text:style-name="T60"> supernatant was drawn out with a micropipette and placed into </text:span><text:span text:style-name="T70">one well of </text:span><text:span text:style-name="T60">a 96-well plate. <text:s/></text:span><text:span text:style-name="T70">When</text:span><text:span text:style-name="T62"> all samples had been loaded into wells, </text:span><text:span text:style-name="T57">25 μl of NED solution was added to </text:span><text:span text:style-name="T58">each </text:span><text:span text:style-name="T60">well</text:span><text:span text:style-name="T58"> and allowed to incubate for </text:span><text:span text:style-name="T60">ten</text:span><text:span text:style-name="T58"> minutes </text:span><text:span text:style-name="T69">while being protected from light</text:span><text:span text:style-name="T58">. <text:s/></text:span><text:span text:style-name="T66">While samples were undergoing their final incubation, sodium nitrite (NaNO</text:span><text:span text:style-name="T117">2</text:span><text:span text:style-name="T66">) standards were created with concentrations of </text:span><text:span text:style-name="T69">0</text:span><text:span text:style-name="T57">μ</text:span><text:span text:style-name="T67">M, 1</text:span><text:span text:style-name="T57">μ</text:span><text:span text:style-name="T67">M, 5</text:span><text:span text:style-name="T57">μ</text:span><text:span text:style-name="T67">M, 10</text:span><text:span text:style-name="T57">μ</text:span><text:span text:style-name="T67">M, 17.5</text:span><text:span text:style-name="T57">μ</text:span><text:span text:style-name="T67">M, 25</text:span><text:span text:style-name="T57">μ</text:span><text:span text:style-name="T67">M, 50</text:span><text:span text:style-name="T57">μ</text:span><text:span text:style-name="T67">M, 75</text:span><text:span text:style-name="T57">μ</text:span><text:span text:style-name="T67">M, </text:span><text:span text:style-name="T66">and </text:span><text:span text:style-name="T67">100</text:span><text:span text:style-name="T57">μ</text:span><text:span text:style-name="T67">M</text:span><text:span text:style-name="T72">.</text:span><text:span text:style-name="T63"> <text:s/></text:span><text:span text:style-name="T64">Absorbance was measured </text:span><text:span text:style-name="T70">for 30 minutes with five-minute intervals, </text:span><text:span text:style-name="T64">using a </text:span><text:span text:style-name="T65">96-well plate reader (Labsystems Multiskan Ascent 354) </text:span><text:span text:style-name="T70">equipped </text:span><text:span text:style-name="T69">with a </text:span><text:span text:style-name="T60">5</text:span><text:span text:style-name="T68">4</text:span><text:span text:style-name="T60">0nm </text:span><text:span text:style-name="T69">filter</text:span><text:span text:style-name="T65">. <text:s/></text:span><text:span text:style-name="T43">When the assay was complete, absorbance values in </text:span><text:span text:style-name="T44">related</text:span><text:span text:style-name="T43"> sample wells were averaged, and the </text:span><text:span text:style-name="T44">mean </text:span><text:span text:style-name="T43">blank value was subtracted from the mean </text:span><text:span text:style-name="T45">sample </text:span><text:span text:style-name="T43">values. <text:s/></text:span><text:span text:style-name="T44">The </text:span><text:span text:style-name="T46">concentration of nitrite in the sample was determined by using the standard curve created from the sodium nitrite standards. <text:s/></text:span><text:span text:style-name="T47">Samples were measured in duplicate </text:span><text:span text:style-name="T48">in order to assess the repeatability of our methods (</text:span><text:span text:style-name="T50">F</text:span><text:span text:style-name="T118">1</text:span><text:span text:style-name="T119">, </text:span><text:span text:style-name="T120">126</text:span><text:span text:style-name="T50"> = ?</text:span><text:span text:style-name="T51">.?</text:span><text:span text:style-name="T50">, P </text:span><text:span text:style-name="T52">&lt;</text:span><text:span text:style-name="T50"> 0.</text:span><text:span text:style-name="T52">0001, </text:span><text:span text:style-name="T53">R=?</text:span><text:span text:style-name="T54">.</text:span><text:span text:style-name="T55">?</text:span><text:span text:style-name="T49">).</text:span></text:p>
      <text:p text:style-name="P15"/>
      <text:p text:style-name="P16">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28"><text:span text:style-name="T224">“</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9">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223">2.7. Nitrite level measurement</text:span></text:p>
      <text:p text:style-name="P7">Nitrite production, an indicator of NO synthesis, was measured in all culture supernatants and plasma using a modified Griess reaction as described by Touil-Boukoffa et al. (1998). In brief, 100 ml of <text:soft-page-break/>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73">μl of </text:span><text:span text:style-name="T79">sample with 960 μl of Bio-Rad protein assay dye in a spectrophotometer cuvette, thoroughly mixing the two with a </text:span><text:span text:style-name="T80">micro</text:span><text:span text:style-name="T79">pipette. <text:s/>This compound was allowed to react for ten minutes, before </text:span><text:span text:style-name="T80">measuring absorbance at 520nm with a spectrophotometer </text:span><text:span text:style-name="T81">(Beckman Coulter DU530, USA)</text:span><text:span text:style-name="T79">. <text:s/>Protein levels were derived using a calibrated standard curve with fixed concentrations of bovine serum albumin (Sigma): 0.216 </text:span><text:span text:style-name="T80">mg/mL</text:span><text:span text:style-name="T79">, 0.432 </text:span><text:span text:style-name="T80">mg/mL</text:span><text:span text:style-name="T79">, 0.648 </text:span><text:span text:style-name="T80">mg/mL </text:span><text:span text:style-name="T79">, and 0.864 </text:span><text:span text:style-name="T80">mg/mL. <text:s/></text:span><text:span text:style-name="T82">This procedure was conducted twice </text:span><text:span text:style-name="T83">for each sample</text:span><text:span text:style-name="T82"> </text:span><text:span text:style-name="T83">in order to assess its repeatability </text:span><text:span text:style-name="T97">(</text:span><text:span text:style-name="T89">F</text:span><text:span text:style-name="T113">1</text:span><text:span text:style-name="T114">, </text:span><text:span text:style-name="T116">126</text:span><text:span text:style-name="T89"> = </text:span><text:span text:style-name="T92">12.67</text:span><text:span text:style-name="T89">, P </text:span><text:span text:style-name="T91">&lt;</text:span><text:span text:style-name="T89"> 0.</text:span><text:span text:style-name="T91">0001, </text:span><text:span text:style-name="T93">R=</text:span><text:span text:style-name="T94">0.</text:span><text:span text:style-name="T96">85</text:span><text:span text:style-name="T95">4</text:span><text:span text:style-name="T98">).</text:span></text:p>
      <text:p text:style-name="P1"/>
      <text:p text:style-name="P18">Experimental Beetles</text:p>
      <text:p text:style-name="P17"><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3"/>
      <text:p text:style-name="P11"><text:span text:style-name="T74">G</text:span><text:span text:style-name="T73">eneral Experimental Design</text:span></text:p>
      <text:p text:style-name="P13"><text:span text:style-name="T75">To determine the effect of sex on immune response, w</text:span><text:span text:style-name="T122">hen beetles had reached sexual maturity, </text:span><text:span text:style-name="T74">their </text:span><text:span text:style-name="T76">body mass, </text:span><text:span text:style-name="T74">elytra length </text:span><text:span text:style-name="T76">and</text:span><text:span text:style-name="T74"> pronotum width were measured. <text:s/></text:span><text:span text:style-name="T77">Afterwards, the beetles </text:span><text:span text:style-name="T74">were randomly assigned to one </text:span><text:span text:style-name="T78">of three treatment groups for seven days. <text:s/>In the first treatment group, individuals were fed 1/8 teaspoon of canned cat food per day. <text:s/>The second treatment group consisted of individuals </text:span><text:span text:style-name="T77">that were </text:span><text:span text:style-name="T78">fed 1/8 teaspoon of canned cat food twice during the seven day period. <text:s/>The third treatment group received no food for the seven day period, but had access to water </text:span><text:span text:style-name="T88">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3"/>
      <text:p text:style-name="P13"><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3"/>
      <text:p text:style-name="P11">Hemolymph <text:span text:style-name="T123">C</text:span>ollection</text:p>
      <text:p text:style-name="P13">Hemolymph was extracted from beetles using a 25-gauge syringe tip <text:span text:style-name="T124">that was sterilized in 70% ethanol</text:span> to make a small puncture at the suture <text:span text:style-name="T125">above the prosternum</text:span>, <text:span text:style-name="T126">which was also lightly wiped with 70% ethanol. <text:s/>This procedure allowed us to draw </text:span>between 2-5 μl of hemolymph into a <text:span text:style-name="T127">disposable</text:span> microcapillary tube. <text:s/><text:span text:style-name="T128">Using established protocols (Wilson </text:span><text:span text:style-name="T131">et al</text:span><text:span text:style-name="T128">., 2001), before use in phenoloxidase and protein assays, s</text:span>amples were immediately forced into individual <text:span text:style-name="T134">1.5 mL </text:span>Eppendorf tubes, diluted with <text:soft-page-break/>a ratio of 1 μl hemolymph to 50 μl of ice-cold phosphate-buffered saline <text:span text:style-name="T135">(PBS, pH 7.4)</text:span>, vortexed, and then frozen at -20 °C for one hour to rupture hemocytes.</text:p>
      <text:p text:style-name="P13"/>
      <text:p text:style-name="P11">Phenoloxidase <text:span text:style-name="T123">A</text:span>ctivity <text:span text:style-name="T123">A</text:span>ssay</text:p>
      <text:p text:style-name="P13"><text:span text:style-name="T136">Phenoloxidase acts as a catalyst for the conversion of L-3,4-dihydroxyphenylalanine (L-DOPA) to dopachrome, which can be measured spectrophotometrically. <text:s/>H</text:span>emolymph samples <text:span text:style-name="T137">that had been frozen for one hour </text:span>were thawed, vortexed briefly, and 60 μl <text:span text:style-name="T123">of sample </text:span>was pipetted into a spectrophotometer cuvette that contained 440 μl of ice-cold <text:span text:style-name="T138">phosphate-buffered saline</text:span>. <text:s/>500 μl of L-DOPA <text:span text:style-name="T139">(</text:span><text:span text:style-name="T140">4 mg/ml </text:span><text:span text:style-name="T141">of </text:span><text:span text:style-name="T140">H</text:span><text:span text:style-name="T147">2</text:span><text:span text:style-name="T140">O</text:span><text:span text:style-name="T139">) </text:span>was <text:span text:style-name="T123">then </text:span>added to this mixture, and the resultant solution was thoroughly mixed using a <text:span text:style-name="T158">micro</text:span>pipette. <text:s/><text:span text:style-name="T12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59">(absorption/minute)</text:span> during the linear phase of the reaction, <text:span text:style-name="T123">which is known to correlate with the concentration of phenoloxidase in the sample (Wilson </text:span><text:span text:style-name="T132">et al</text:span><text:span text:style-name="T123">., 2001, Haine </text:span><text:span text:style-name="T132">et al</text:span><text:span text:style-name="T161">.,</text:span><text:span text:style-name="T123"> 2008)</text:span>. <text:s/>Each sample was <text:span text:style-name="T159">analyzed</text:span> in duplicate <text:span text:style-name="T174">for assurance of repeatability (</text:span><text:span text:style-name="T89">F</text:span><text:span text:style-name="T113">1</text:span><text:span text:style-name="T114">, </text:span><text:span text:style-name="T115">144</text:span><text:span text:style-name="T89"> = </text:span><text:span text:style-name="T90">32.88</text:span><text:span text:style-name="T89">, P </text:span><text:span text:style-name="T91">&lt;</text:span><text:span text:style-name="T89"> 0.</text:span><text:span text:style-name="T91">0001, </text:span><text:span text:style-name="T93">R=</text:span><text:span text:style-name="T94">0.9</text:span><text:span text:style-name="T95">41</text:span><text:span text:style-name="T174">)</text:span>, and an average of the <text:span text:style-name="T175">result</text:span> was taken to arrive at a final phenoloxidase <text:span text:style-name="T175">activity </text:span>value for each beetle.</text:p>
      <text:p text:style-name="P13"/>
      <text:p text:style-name="P11">Protein Assay</text:p>
      <text:p text:style-name="P13">The total amount of protein in each hemolymph sample was measured by combining 40 <text:span text:style-name="T73">μl of </text:span><text:span text:style-name="T79">sample with 960 μl of Bio-Rad protein assay dye in a spectrophotometer cuvette, thoroughly mixing the two with a </text:span><text:span text:style-name="T80">micro</text:span><text:span text:style-name="T79">pipette. <text:s/>This compound was allowed to react for ten minutes, before </text:span><text:span text:style-name="T80">measuring absorbance at 520nm with a spectrophotometer </text:span><text:span text:style-name="T81">(Beckman Coulter DU530, USA)</text:span><text:span text:style-name="T79">. <text:s/>Protein levels were derived using a calibrated standard curve with fixed concentrations of bovine serum albumin (Sigma): 0.216 </text:span><text:span text:style-name="T80">mg/mL</text:span><text:span text:style-name="T79">, 0.432 </text:span><text:span text:style-name="T80">mg/mL</text:span><text:span text:style-name="T79">, 0.648 </text:span><text:span text:style-name="T80">mg/mL </text:span><text:span text:style-name="T79">, and 0.864 </text:span><text:span text:style-name="T80">mg/mL. <text:s/></text:span><text:span text:style-name="T82">This procedure was conducted twice </text:span><text:span text:style-name="T83">for each sample</text:span><text:span text:style-name="T82"> </text:span><text:span text:style-name="T83">in order to assess its repeatability </text:span><text:span text:style-name="T97">(</text:span><text:span text:style-name="T89">F</text:span><text:span text:style-name="T113">1</text:span><text:span text:style-name="T114">, </text:span><text:span text:style-name="T116">126</text:span><text:span text:style-name="T89"> = </text:span><text:span text:style-name="T92">12.67</text:span><text:span text:style-name="T89">, P </text:span><text:span text:style-name="T91">&lt;</text:span><text:span text:style-name="T89"> 0.</text:span><text:span text:style-name="T91">0001, </text:span><text:span text:style-name="T93">R=</text:span><text:span text:style-name="T94">0.</text:span><text:span text:style-name="T96">85</text:span><text:span text:style-name="T95">4</text:span><text:span text:style-name="T98">).</text:span></text:p>
      <text:p text:style-name="P13"/>
      <text:p text:style-name="P11">Encapsulation and Melanization Assay</text:p>
      <text:p text:style-name="P13">To simulate a novel challenge of the immune system <text:span text:style-name="T176">via an encapsulation response</text:span>, a nylon monofilament was inserted into beetle<text:span text:style-name="T177">s</text:span> that did not have hemolymph <text:span text:style-name="T177">previously </text:span>drawn. <text:s/>A clear nylon<text:span text:style-name="T178"> </text:span>fishing line <text:span text:style-name="T176">(0.15 mm diameter)</text:span> was roughened with fine-grain sandpaper, tied into knots, and cut into 2 mm pieces, each piece having a knot in its center. <text:s/>A disposable <text:span text:style-name="T179">27-gauge </text:span>syringe tip <text:span text:style-name="T179">needle</text:span> was used to create a small hole in the pleural membrane between the second and third abdominal sternites. <text:s/><text:span text:style-name="T180">Fine-tipped surgical forceps, </text:span><text:span text:style-name="T84">sterilized in 70% ethanol</text:span><text:span text:style-name="T180">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85">°C</text:span><text:span text:style-name="T86"> </text:span><text:span text:style-name="T87">until the filaments were dissected out.</text:span></text:p>
      <text:p text:style-name="P13"/>
      <text:p text:style-name="P13"><text:span text:style-name="T99">Filaments were removed from thawed beetles </text:span><text:span text:style-name="T100">using a dissecting microscope and surgical </text:span><text:span text:style-name="T101">forceps</text:span><text:span text:style-name="T100">, after which the filament was </text:span><text:span text:style-name="T102">gently and </text:span><text:span text:style-name="T100">quickly dipped in water to remove any </text:span><text:span text:style-name="T102">clumps of tissue</text:span><text:span text:style-name="T100">, and stored in individually-labeled </text:span><text:span text:style-name="T101">1.5 mL </text:span><text:span text:style-name="T100">Eppendorf tubes at -20</text:span><text:span text:style-name="T103"> °C </text:span><text:span text:style-name="T104">until they analyzed. <text:s/></text:span><text:span text:style-name="T105">During analysis, f</text:span><text:span text:style-name="T106">ilaments were placed on a depression microscope slide and covered with a glass slip, the slide placed atop a piece of black plastic that would later </text:span><text:span text:style-name="T101">serve</text:span><text:span text:style-name="T106"> as the control gray value. <text:s/></text:span><text:span text:style-name="T104">Each filament was photographed from the front and the back using a microscope with attached camera (</text:span><text:span text:style-name="T111">Olympus SZX12 Dissecting Microscope,</text:span><text:span text:style-name="T112"> 20 megapixel ImagingPlanet camera</text:span><text:span text:style-name="T104">).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04">analyzing the selected area for its average gray value. <text:s/>Each selection was performed twice to assess the repeatability of this process </text:span><text:span text:style-name="T97">(</text:span><text:span text:style-name="T89">F</text:span><text:span text:style-name="T113">1</text:span><text:span text:style-name="T114">, </text:span><text:span text:style-name="T113">77</text:span><text:span text:style-name="T89"> = </text:span><text:span text:style-name="T91">1956.49</text:span><text:span text:style-name="T89">, P </text:span><text:span text:style-name="T91">&lt;</text:span><text:span text:style-name="T89"> 0.</text:span><text:span text:style-name="T91">0001, </text:span><text:span text:style-name="T93">R=</text:span><text:span text:style-name="T94">0.999</text:span><text:span text:style-name="T98">). <text:s/>Darkness scores ranged from 0 (completely black) to 215 (near-white). <text:s/></text:span><text:span text:style-name="T107">The </text:span><text:span text:style-name="T108">final encapsulation rating </text:span><text:span text:style-name="T107">for each </text:span><text:span text:style-name="T108">beetle</text:span><text:span text:style-name="T107"> </text:span><text:span text:style-name="T108">was calculated as the difference between the average gray value of the control and the </text:span><text:span text:style-name="T109">front and back </text:span><text:span text:style-name="T110">photographs </text:span><text:span text:style-name="T109">of each filament</text:span><text:span text:style-name="T108">.</text:span></text:p>
      <text:p text:style-name="P13"/>
      <text:p text:style-name="P11">Wild-Caught Beetles</text:p>
      <text:p text:style-name="P13">Wild beetles were captured from a forested area within the University of Nebraska Omaha's TL Davis conservation area, and at a private forest in northern Omaha, <text:span text:style-name="T181">Washington County, </text:span>Nebraska, USA. <text:s/><text:span text:style-name="T181">The TL Davis and Washington County sites are referred to as field sites one (FS1) and two (FS2), respectively.</text:span><text:span text:style-name="T182"> <text:s/></text:span><text:span text:style-name="T183">At each site, b</text:span>eetles were caught using elevated Japanese beetle traps that contained small, sealed plastic cups filled with <text:span text:style-name="T216">decomposing</text:span> ground beef <text:span text:style-name="T217">to attract </text:span><text:span text:style-name="T133">Nicrohorus</text:span><text:span text:style-name="T162"> beetles. <text:s/>The traps were half-filled with </text:span><text:span text:style-name="T160">moist</text:span> peat <text:span text:style-name="T217">for beetles to hide in </text:span>and <text:span text:style-name="T217">avoid any desiccation.</text:span> <text:s/>Traps were placed in transects, approximately <text:span text:style-name="T216">ten meters</text:span> apart, and were checked on alternate days. <text:s/>Wild-caught beetles were brought back to the lab <text:span text:style-name="T218">the day they were collected. <text:s/>Once in the laboratory, the beetles</text:span> <text:span text:style-name="T219">had their mass recorded, elytra length measured, and were identified to sex. <text:s/>They were</text:span> <text:span text:style-name="T220">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220">or</text:span> <text:span text:style-name="T220">simulated </text:span>immune <text:span text:style-name="T127">challenge</text:span> <text:span text:style-name="T220">with a nylon monofilament</text:span>.</text:p>
      <text:p text:style-name="P13"/>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07T14:01:32.057393000</dc:date>
    <meta:editing-duration>P7DT10H8M51S</meta:editing-duration>
    <meta:editing-cycles>31</meta:editing-cycles>
    <meta:generator>LibreOffice/5.2.6.2$MacOSX_X86_64 LibreOffice_project/a3100ed2409ebf1c212f5048fbe377c281438fdc</meta:generator>
    <meta:document-statistic meta:table-count="0" meta:image-count="0" meta:object-count="0" meta:page-count="6" meta:paragraph-count="53" meta:word-count="3338" meta:character-count="21749" meta:non-whitespace-character-count="18354"/>
  </office:meta>
</office:document-meta>
</file>